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ec1" officeooo:paragraph-rsid="000b2ec1"/>
    </style:style>
    <style:style style:name="P2" style:family="paragraph" style:parent-style-name="Standard">
      <style:text-properties officeooo:rsid="000cf67e" officeooo:paragraph-rsid="000cf67e"/>
    </style:style>
    <style:style style:name="P3" style:family="paragraph" style:parent-style-name="Standard">
      <style:text-properties officeooo:rsid="0010403f" officeooo:paragraph-rsid="0010403f"/>
    </style:style>
    <style:style style:name="P4" style:family="paragraph" style:parent-style-name="Standard" style:list-style-name="L1">
      <style:text-properties officeooo:paragraph-rsid="0013005f"/>
    </style:style>
    <style:style style:name="P5" style:family="paragraph" style:parent-style-name="Standard" style:list-style-name="L1">
      <style:text-properties officeooo:paragraph-rsid="000b2ec1"/>
    </style:style>
    <style:style style:name="P6" style:family="paragraph" style:parent-style-name="Standard" style:list-style-name="L1">
      <style:text-properties officeooo:rsid="000b2ec1" officeooo:paragraph-rsid="000b2ec1"/>
    </style:style>
    <style:style style:name="P7" style:family="paragraph" style:parent-style-name="Standard" style:list-style-name="L1">
      <style:text-properties officeooo:rsid="000b2ec1" officeooo:paragraph-rsid="0013005f"/>
    </style:style>
    <style:style style:name="P8" style:family="paragraph" style:parent-style-name="Standard" style:list-style-name="L1">
      <style:text-properties officeooo:rsid="000cf67e" officeooo:paragraph-rsid="000cf67e"/>
    </style:style>
    <style:style style:name="P9" style:family="paragraph" style:parent-style-name="Standard" style:list-style-name="L1">
      <style:text-properties officeooo:rsid="000cf67e" officeooo:paragraph-rsid="0013005f"/>
    </style:style>
    <style:style style:name="P10" style:family="paragraph" style:parent-style-name="Standard" style:list-style-name="L1">
      <style:text-properties officeooo:rsid="000e8163" officeooo:paragraph-rsid="000e8163"/>
    </style:style>
    <style:style style:name="P11" style:family="paragraph" style:parent-style-name="Standard" style:list-style-name="L1">
      <style:text-properties officeooo:rsid="0010c6c2" officeooo:paragraph-rsid="0010c6c2"/>
    </style:style>
    <style:style style:name="P12" style:family="paragraph" style:parent-style-name="Standard" style:list-style-name="L1">
      <style:text-properties officeooo:rsid="0013a32e" officeooo:paragraph-rsid="0013a32e"/>
    </style:style>
    <style:style style:name="T1" style:family="text">
      <style:text-properties officeooo:rsid="0013005f"/>
    </style:style>
    <style:style style:name="T2" style:family="text">
      <style:text-properties officeooo:rsid="00140979"/>
    </style:style>
    <style:style style:name="T3" style:family="text">
      <style:text-properties officeooo:rsid="001603ec"/>
    </style:style>
    <style:style style:name="T4" style:family="text">
      <style:text-properties officeooo:rsid="0010c6c2"/>
    </style:style>
    <style:style style:name="T5" style:family="text">
      <style:text-properties officeooo:rsid="00169d1c"/>
    </style:style>
    <style:style style:name="T6" style:family="text">
      <style:text-properties officeooo:rsid="000b2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3_3508383710"/>D<text:bookmark-end text:name="__DdeLink__93_3508383710"/>atabase Design:</text:p>
      <text:p text:style-name="P1"/>
      <text:list xml:id="list1216694138" text:style-name="L1">
        <text:list-item>
          <text:p text:style-name="P5"><text:span text:style-name="T5">Reference</text:span><text:span text:style-name="T6"> Tables</text:span></text:p>
          <text:list>
            <text:list-item>
              <text:p text:style-name="P6">Categories <text:bookmark-start text:name="__DdeLink__112_942113647"/><text:span text:style-name="T1">(Int ID/Name/Desc)</text:span><text:bookmark-end text:name="__DdeLink__112_942113647"/></text:p>
              <text:list>
                <text:list-item>
                  <text:p text:style-name="P10">Chores</text:p>
                </text:list-item>
                <text:list-item>
                  <text:p text:style-name="P8">Coding</text:p>
                </text:list-item>
                <text:list-item>
                  <text:p text:style-name="P10">Continual</text:p>
                </text:list-item>
                <text:list-item>
                  <text:p text:style-name="P10">Handiwork</text:p>
                </text:list-item>
                <text:list-item>
                  <text:p text:style-name="P10">Perennial</text:p>
                </text:list-item>
                <text:list-item>
                  <text:p text:style-name="P12">Random</text:p>
                </text:list-item>
                <text:list-item>
                  <text:p text:style-name="P8">Reading</text:p>
                </text:list-item>
                <text:list-item>
                  <text:p text:style-name="P10">Seasonal</text:p>
                </text:list-item>
                <text:list-item>
                  <text:p text:style-name="P8">Watching</text:p>
                </text:list-item>
                <text:list-item>
                  <text:p text:style-name="P8">Writing</text:p>
                </text:list-item>
              </text:list>
            </text:list-item>
            <text:list-item>
              <text:p text:style-name="P7">Completeness <text:span text:style-name="T1">(Int ID/Name/Desc)</text:span></text:p>
              <text:list>
                <text:list-item>
                  <text:p text:style-name="P8">Completed</text:p>
                </text:list-item>
                <text:list-item>
                  <text:p text:style-name="P8">Not Started</text:p>
                </text:list-item>
                <text:list-item>
                  <text:p text:style-name="P8">In Progress</text:p>
                </text:list-item>
                <text:list-item>
                  <text:p text:style-name="P8">Stalled</text:p>
                </text:list-item>
                <text:list-item>
                  <text:p text:style-name="P8">Under Review</text:p>
                </text:list-item>
              </text:list>
            </text:list-item>
            <text:list-item>
              <text:p text:style-name="P9">Priority <text:span text:style-name="T1">(Int ID/Name/Desc)</text:span></text:p>
              <text:list>
                <text:list-item>
                  <text:p text:style-name="P8">1 - Major</text:p>
                </text:list-item>
                <text:list-item>
                  <text:p text:style-name="P8">2 – Medium<text:span text:style-name="T2"> </text:span></text:p>
                </text:list-item>
                <text:list-item>
                  <text:p text:style-name="P8">3 - Minor</text:p>
                </text:list-item>
              </text:list>
            </text:list-item>
            <text:list-item>
              <text:p text:style-name="P4"><text:span text:style-name="T3">Timeframe</text:span><text:span text:style-name="T4"> </text:span><text:span text:style-name="T1">(Int ID/Name/Desc)</text:span></text:p>
              <text:list>
                <text:list-item>
                  <text:p text:style-name="P11">Long</text:p>
                </text:list-item>
                <text:list-item>
                  <text:p text:style-name="P11">Medium</text:p>
                </text:list-item>
                <text:list-item>
                  <text:p text:style-name="P11">Short</text:p>
                </text:list-item>
              </text:list>
            </text:list-item>
            <text:list-item>
              <text:p text:style-name="P9">Detail Category <text:span text:style-name="T1">(Int ID/Name/Desc)</text:span></text:p>
              <text:list>
                <text:list-item>
                  <text:p text:style-name="P8">Requirement</text:p>
                </text:list-item>
                <text:list-item>
                  <text:p text:style-name="P8">Step Number</text:p>
                </text:list-item>
                <text:list-item>
                  <text:p text:style-name="P8">Reference</text:p>
                </text:list-item>
                <text:list-item>
                  <text:p text:style-name="P8">Clarification</text:p>
                </text:list-item>
                <text:list-item>
                  <text:p text:style-name="P8">Old Version</text:p>
                </text:list-item>
                <text:list-item>
                  <text:p text:style-name="P8">Hindrance</text:p>
                </text:list-item>
              </text:list>
            </text:list-item>
          </text:list>
        </text:list-item>
        <text:list-item>
          <text:p text:style-name="P6">Dynamic Tables</text:p>
          <text:list>
            <text:list-item>
              <text:p text:style-name="P8">Tasks</text:p>
              <text:list>
                <text:list-item>
                  <text:p text:style-name="P8">TaskID <text:span text:style-name="T1">int/PK</text:span></text:p>
                </text:list-item>
                <text:list-item>
                  <text:p text:style-name="P8">Title <text:span text:style-name="T1">string</text:span></text:p>
                </text:list-item>
                <text:list-item>
                  <text:p text:style-name="P8">Description <text:span text:style-name="T1">text blob</text:span></text:p>
                </text:list-item>
                <text:list-item>
                  <text:p text:style-name="P8">Created Timestamp</text:p>
                </text:list-item>
                <text:list-item>
                  <text:p text:style-name="P8">Start Timestamp</text:p>
                </text:list-item>
                <text:list-item>
                  <text:p text:style-name="P8">End Timestamp</text:p>
                </text:list-item>
                <text:list-item>
                  <text:p text:style-name="P8">Category (ref Categories) <text:span text:style-name="T1">int</text:span></text:p>
                </text:list-item>
                <text:list-item>
                  <text:p text:style-name="P8"><text:soft-page-break/>Completeness (ref Completeness) <text:span text:style-name="T1">int</text:span></text:p>
                </text:list-item>
                <text:list-item>
                  <text:p text:style-name="P8">Priority (ref Priority) <text:span text:style-name="T1">int</text:span></text:p>
                </text:list-item>
                <text:list-item>
                  <text:p text:style-name="P11">Term (ref Term) <text:span text:style-name="T1">int</text:span></text:p>
                </text:list-item>
              </text:list>
            </text:list-item>
            <text:list-item>
              <text:p text:style-name="P8">Details</text:p>
              <text:list>
                <text:list-item>
                  <text:p text:style-name="P8">TaskID <text:span text:style-name="T1">int (ref Tasks)</text:span></text:p>
                </text:list-item>
                <text:list-item>
                  <text:p text:style-name="P8">Detail Category <text:span text:style-name="T1">int</text:span></text:p>
                </text:list-item>
                <text:list-item>
                  <text:p text:style-name="P8">Step # <text:span text:style-name="T1">int (if not null and Detail Category = Step, unique for Details table)</text:span></text:p>
                </text:list-item>
                <text:list-item>
                  <text:p text:style-name="P8">Description<text:span text:style-name="T1"> text blob</text:span></text:p>
                </text:list-item>
                <text:list-item>
                  <text:p text:style-name="P8">Created Timestamp</text:p>
                </text:list-item>
              </text:list>
            </text:list-item>
          </text:list>
        </text:list-item>
      </text:list>
      <text:p text:style-name="P2"/>
      <text:p text:style-name="P3">Future updates can include less personalized tables: users, assignees, reviewers, etc. However, that’s currently outside the scope of this desig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7-25T17:37:29.170539005</meta:creation-date>
    <dc:date>2020-07-25T21:10:00.278705356</dc:date>
    <dc:creator>Nicholas Neumeyer</dc:creator>
    <meta:editing-duration>PT36M27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2" meta:paragraph-count="53" meta:word-count="188" meta:character-count="994" meta:non-whitespace-character-count="908"/>
  </office:meta>
</office:document-meta>
</file>